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ymath" svg:font-family="Symath"/>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9.425cm" table:align="margins"/>
    </style:style>
    <style:style style:name="Table1.A" style:family="table-column">
      <style:table-column-properties style:column-width="19.711cm" style:rel-column-width="32767*"/>
    </style:style>
    <style:style style:name="Table1.B" style:family="table-column">
      <style:table-column-properties style:column-width="19.713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P1" style:family="paragraph" style:parent-style-name="Standard">
      <style:text-properties officeooo:rsid="001da284" officeooo:paragraph-rsid="001da284"/>
    </style:style>
    <style:style style:name="P2" style:family="paragraph" style:parent-style-name="Standard">
      <style:text-properties fo:color="#ff0000" officeooo:rsid="001da284" officeooo:paragraph-rsid="001f76ee"/>
    </style:style>
    <style:style style:name="P3" style:family="paragraph" style:parent-style-name="Standard">
      <style:text-properties officeooo:paragraph-rsid="0027c89a"/>
    </style:style>
    <style:style style:name="P4" style:family="paragraph" style:parent-style-name="Standard">
      <style:text-properties officeooo:paragraph-rsid="0027e8f5"/>
    </style:style>
    <style:style style:name="P5" style:family="paragraph" style:parent-style-name="Standard">
      <style:text-properties officeooo:paragraph-rsid="00291cad"/>
    </style:style>
    <style:style style:name="P6" style:family="paragraph" style:parent-style-name="Text_20_body">
      <style:text-properties officeooo:rsid="001da284"/>
    </style:style>
    <style:style style:name="P7" style:family="paragraph" style:parent-style-name="Table_20_Contents">
      <style:paragraph-properties fo:text-align="center" style:justify-single-word="false"/>
      <style:text-properties fo:color="#ff0000" fo:font-weight="bold" style:font-weight-asian="bold" style:font-weight-complex="bold"/>
    </style:style>
    <style:style style:name="P8" style:family="paragraph" style:parent-style-name="Table_20_Contents">
      <style:text-properties fo:color="#000000" officeooo:paragraph-rsid="001f76ee"/>
    </style:style>
    <style:style style:name="P9" style:family="paragraph" style:parent-style-name="Table_20_Contents">
      <style:text-properties fo:color="#000000" officeooo:paragraph-rsid="00208ed7"/>
    </style:style>
    <style:style style:name="P10" style:family="paragraph" style:parent-style-name="Table_20_Contents">
      <style:text-properties fo:color="#000000" officeooo:paragraph-rsid="00228d6d"/>
    </style:style>
    <style:style style:name="P11" style:family="paragraph" style:parent-style-name="Table_20_Contents">
      <style:text-properties fo:color="#000000" officeooo:paragraph-rsid="002363f2"/>
    </style:style>
    <style:style style:name="P12" style:family="paragraph" style:parent-style-name="Table_20_Contents">
      <style:text-properties fo:color="#000000" officeooo:paragraph-rsid="0028aee0"/>
    </style:style>
    <style:style style:name="P13" style:family="paragraph" style:parent-style-name="Table_20_Contents">
      <style:text-properties fo:color="#000000" officeooo:paragraph-rsid="00291cad"/>
    </style:style>
    <style:style style:name="P14" style:family="paragraph" style:parent-style-name="Table_20_Contents">
      <style:text-properties fo:color="#000000" officeooo:paragraph-rsid="002ba2e8"/>
    </style:style>
    <style:style style:name="P15" style:family="paragraph" style:parent-style-name="Text_20_body" style:list-style-name="L1">
      <style:text-properties officeooo:paragraph-rsid="0027c89a"/>
    </style:style>
    <style:style style:name="P16" style:family="paragraph" style:parent-style-name="Text_20_body" style:list-style-name="L1">
      <style:text-properties officeooo:rsid="0026b9f5" officeooo:paragraph-rsid="0026b9f5"/>
    </style:style>
    <style:style style:name="P17" style:family="paragraph" style:parent-style-name="Text_20_body" style:list-style-name="L1">
      <style:text-properties officeooo:rsid="0027c89a" officeooo:paragraph-rsid="0027c89a"/>
    </style:style>
    <style:style style:name="P18" style:family="paragraph" style:parent-style-name="Standard">
      <style:text-properties fo:color="#ff0000" officeooo:rsid="0025a274" officeooo:paragraph-rsid="0025a274"/>
    </style:style>
    <style:style style:name="P19" style:family="paragraph" style:parent-style-name="Standard">
      <style:text-properties fo:color="#ff0000" officeooo:rsid="001f76ee" officeooo:paragraph-rsid="001f76ee"/>
    </style:style>
    <style:style style:name="P20" style:family="paragraph" style:parent-style-name="Standard">
      <style:text-properties fo:color="#000000" officeooo:rsid="0025a274" officeooo:paragraph-rsid="0025a274"/>
    </style:style>
    <style:style style:name="P21" style:family="paragraph" style:parent-style-name="Standard">
      <style:text-properties officeooo:rsid="0027c89a" officeooo:paragraph-rsid="0027c89a"/>
    </style:style>
    <style:style style:name="P22" style:family="paragraph" style:parent-style-name="Standard">
      <style:text-properties officeooo:rsid="00291cad" officeooo:paragraph-rsid="00291cad"/>
    </style:style>
    <style:style style:name="P23" style:family="paragraph" style:parent-style-name="Standard">
      <style:text-properties officeooo:rsid="002ba2e8" officeooo:paragraph-rsid="002ba2e8"/>
    </style:style>
    <style:style style:name="P24" style:family="paragraph" style:parent-style-name="Standard">
      <style:text-properties officeooo:rsid="0028aee0"/>
    </style:style>
    <style:style style:name="P25" style:family="paragraph" style:parent-style-name="Standard">
      <style:text-properties style:font-name="Times New Roman" fo:font-style="normal" officeooo:rsid="0027e8f5" officeooo:paragraph-rsid="0027e8f5" style:font-style-asian="normal" style:font-style-complex="normal"/>
    </style:style>
    <style:style style:name="P26" style:family="paragraph" style:parent-style-name="Standard">
      <style:text-properties officeooo:rsid="0027e8f5"/>
    </style:style>
    <style:style style:name="P27" style:family="paragraph" style:parent-style-name="Heading_20_2">
      <style:text-properties officeooo:rsid="001da284"/>
    </style:style>
    <style:style style:name="P28" style:family="paragraph" style:parent-style-name="Heading_20_2">
      <style:text-properties officeooo:rsid="0026b9f5" officeooo:paragraph-rsid="0026b9f5"/>
    </style:style>
    <style:style style:name="P29" style:family="paragraph" style:parent-style-name="Table_20_Contents">
      <style:text-properties fo:color="#000000" officeooo:rsid="001f76ee" officeooo:paragraph-rsid="001f76ee"/>
    </style:style>
    <style:style style:name="P30" style:family="paragraph" style:parent-style-name="Table_20_Contents">
      <style:text-properties fo:color="#000000" style:font-name="Times New Roman1" fo:font-style="normal" officeooo:rsid="00228d6d" officeooo:paragraph-rsid="00228d6d" style:font-style-asian="normal" style:font-style-complex="normal"/>
    </style:style>
    <style:style style:name="P31" style:family="paragraph" style:parent-style-name="Table_20_Contents">
      <style:text-properties fo:color="#000000" style:font-name="Times New Roman1" fo:font-style="normal" officeooo:rsid="00228d6d" officeooo:paragraph-rsid="002ba2e8" style:font-style-asian="normal" style:font-style-complex="normal"/>
    </style:style>
    <style:style style:name="P32" style:family="paragraph" style:parent-style-name="Table_20_Contents">
      <style:text-properties fo:color="#000000" style:font-name="Times New Roman1" fo:font-style="normal" officeooo:rsid="00291cad" officeooo:paragraph-rsid="00228d6d" style:font-style-asian="normal" style:font-style-complex="normal"/>
    </style:style>
    <style:style style:name="P33" style:family="paragraph" style:parent-style-name="Table_20_Contents">
      <style:text-properties fo:color="#000000" style:font-name="Times New Roman1" fo:font-style="normal" officeooo:rsid="00291cad" officeooo:paragraph-rsid="00291cad" style:font-style-asian="normal" style:font-style-complex="normal"/>
    </style:style>
    <style:style style:name="P34" style:family="paragraph" style:parent-style-name="Table_20_Contents">
      <style:text-properties fo:color="#000000" style:font-name="Times New Roman1" fo:font-style="normal" officeooo:rsid="00291cad" officeooo:paragraph-rsid="002ba2e8" style:font-style-asian="normal" style:font-style-complex="normal"/>
    </style:style>
    <style:style style:name="P35" style:family="paragraph" style:parent-style-name="Table_20_Contents">
      <style:text-properties fo:color="#000000" style:font-name="Times New Roman1" fo:font-style="normal" officeooo:rsid="0028aee0" officeooo:paragraph-rsid="0028aee0" style:font-style-asian="normal" style:font-style-complex="normal"/>
    </style:style>
    <style:style style:name="P36" style:family="paragraph" style:parent-style-name="Table_20_Contents">
      <style:text-properties fo:color="#000000" style:font-name="Times New Roman1" fo:font-style="normal" officeooo:rsid="0028aee0" officeooo:paragraph-rsid="002ba2e8" style:font-style-asian="normal" style:font-style-complex="normal"/>
    </style:style>
    <style:style style:name="P37" style:family="paragraph" style:parent-style-name="Table_20_Contents">
      <style:text-properties fo:color="#000000" style:font-name="Times New Roman1" fo:font-style="normal" officeooo:rsid="0023ccf8" officeooo:paragraph-rsid="00228d6d" style:font-style-asian="normal" style:font-style-complex="normal"/>
    </style:style>
    <style:style style:name="P38" style:family="paragraph" style:parent-style-name="Table_20_Contents">
      <style:text-properties fo:color="#000000" style:font-name="Times New Roman1" fo:font-style="normal" officeooo:rsid="002ba2e8" officeooo:paragraph-rsid="002ba2e8" style:font-style-asian="normal" style:font-style-complex="normal"/>
    </style:style>
    <style:style style:name="P39" style:family="paragraph" style:parent-style-name="Table_20_Contents">
      <style:text-properties fo:color="#000000" style:font-name="Times New Roman1" fo:font-style="normal" officeooo:rsid="0026b9f5" officeooo:paragraph-rsid="0026b9f5" style:font-style-asian="normal" style:font-style-complex="normal"/>
    </style:style>
    <style:style style:name="T1" style:family="text">
      <style:text-properties officeooo:rsid="001da284"/>
    </style:style>
    <style:style style:name="T2" style:family="text">
      <style:text-properties officeooo:rsid="001f23f4"/>
    </style:style>
    <style:style style:name="T3" style:family="text">
      <style:text-properties officeooo:rsid="001f76ee"/>
    </style:style>
    <style:style style:name="T4" style:family="text">
      <style:text-properties fo:color="#ff0000" officeooo:rsid="0027e8f5"/>
    </style:style>
    <style:style style:name="T5" style:family="text">
      <style:text-properties officeooo:rsid="00208ed7"/>
    </style:style>
    <style:style style:name="T6" style:family="text">
      <style:text-properties fo:color="#000000" style:font-name="Times New Roman" fo:font-style="normal" officeooo:rsid="0027e8f5" style:font-style-asian="normal" style:font-style-complex="normal"/>
    </style:style>
    <style:style style:name="T7" style:family="text">
      <style:text-properties fo:color="#000000" style:font-name="Times New Roman1" fo:font-style="normal" officeooo:rsid="00208ed7" style:font-style-asian="normal" style:font-style-complex="normal"/>
    </style:style>
    <style:style style:name="T8" style:family="text">
      <style:text-properties fo:color="#000000" style:font-name="Times New Roman1" fo:font-style="normal" officeooo:rsid="00228d6d" style:font-style-asian="normal" style:font-style-complex="normal"/>
    </style:style>
    <style:style style:name="T9" style:family="text">
      <style:text-properties fo:font-style="italic" officeooo:rsid="00208ed7" style:font-style-asian="italic" style:font-style-complex="italic"/>
    </style:style>
    <style:style style:name="T10" style:family="text">
      <style:text-properties fo:font-style="italic" officeooo:rsid="0027c89a" style:font-style-asian="italic" style:font-style-complex="italic"/>
    </style:style>
    <style:style style:name="T11" style:family="text">
      <style:text-properties style:font-name="Times New Roman1" officeooo:rsid="00208ed7"/>
    </style:style>
    <style:style style:name="T12" style:family="text">
      <style:text-properties style:font-name="Times New Roman1" fo:font-style="italic" officeooo:rsid="00208ed7" style:font-style-asian="italic" style:font-style-complex="italic"/>
    </style:style>
    <style:style style:name="T13" style:family="text">
      <style:text-properties style:font-name="Times New Roman1" fo:font-style="italic" officeooo:rsid="00228d6d" style:font-style-asian="italic" style:font-style-complex="italic"/>
    </style:style>
    <style:style style:name="T14" style:family="text">
      <style:text-properties style:font-name="Times New Roman1" fo:font-style="italic" officeooo:rsid="0023ccf8" style:font-style-asian="italic" style:font-style-complex="italic"/>
    </style:style>
    <style:style style:name="T15" style:family="text">
      <style:text-properties style:font-name="Times New Roman1" fo:font-style="normal" officeooo:rsid="00208ed7" style:font-style-asian="normal" style:font-style-complex="normal"/>
    </style:style>
    <style:style style:name="T16" style:family="text">
      <style:text-properties style:font-name="Times New Roman1" fo:font-style="normal" officeooo:rsid="00228d6d" style:font-style-asian="normal" style:font-style-complex="normal"/>
    </style:style>
    <style:style style:name="T17" style:family="text">
      <style:text-properties style:font-name="Times New Roman1" fo:font-style="normal" officeooo:rsid="0023ccf8" style:font-style-asian="normal" style:font-style-complex="normal"/>
    </style:style>
    <style:style style:name="T18" style:family="text">
      <style:text-properties style:font-name="Times New Roman1" fo:font-style="normal" officeooo:rsid="0027c89a" style:font-style-asian="normal" style:font-style-complex="normal"/>
    </style:style>
    <style:style style:name="T19" style:family="text">
      <style:text-properties style:font-name="Times New Roman1" fo:font-style="normal" officeooo:rsid="002ba2e8" style:font-style-asian="normal" style:font-style-complex="normal"/>
    </style:style>
    <style:style style:name="T20" style:family="text">
      <style:text-properties style:font-name="Times New Roman1" fo:font-style="normal" officeooo:rsid="002cebde" style:font-style-asian="normal" style:font-style-complex="normal"/>
    </style:style>
    <style:style style:name="T21" style:family="text">
      <style:text-properties style:font-name="Times New Roman" officeooo:rsid="00208ed7"/>
    </style:style>
    <style:style style:name="T22" style:family="text">
      <style:text-properties style:font-name="Times New Roman" fo:font-style="normal" officeooo:rsid="0027c89a" style:font-style-asian="normal" style:font-style-complex="normal"/>
    </style:style>
    <style:style style:name="T23" style:family="text">
      <style:text-properties style:font-name="Times New Roman" fo:font-style="normal" officeooo:rsid="0027e8f5" style:font-style-asian="normal" style:font-style-complex="normal"/>
    </style:style>
    <style:style style:name="T24" style:family="text">
      <style:text-properties style:font-name="Times New Roman" fo:font-style="italic" officeooo:rsid="0027e8f5" style:font-style-asian="italic" style:font-style-complex="italic"/>
    </style:style>
    <style:style style:name="T25" style:family="text">
      <style:text-properties fo:font-style="normal" officeooo:rsid="0027c89a" style:font-style-asian="normal" style:font-style-complex="normal"/>
    </style:style>
    <style:style style:name="T26" style:family="text">
      <style:text-properties officeooo:rsid="00228d6d"/>
    </style:style>
    <style:style style:name="T27" style:family="text">
      <style:text-properties officeooo:rsid="0026b9f5"/>
    </style:style>
    <style:style style:name="T28" style:family="text">
      <style:text-properties officeooo:rsid="0027c89a"/>
    </style:style>
    <style:style style:name="T29" style:family="text">
      <style:text-properties fo:font-weight="bold" officeooo:rsid="0027c89a" style:font-weight-asian="bold" style:font-weight-complex="bold"/>
    </style:style>
    <style:style style:name="T30" style:family="text">
      <style:text-properties fo:font-weight="bold" officeooo:rsid="002ba2e8" style:font-weight-asian="bold" style:font-weight-complex="bold"/>
    </style:style>
    <style:style style:name="T31" style:family="text">
      <style:text-properties style:font-name="Symath" fo:font-size="8pt" fo:font-style="normal" officeooo:rsid="0027c89a" style:font-size-asian="8pt" style:font-style-asian="normal" style:font-size-complex="8pt" style:font-style-complex="normal"/>
    </style:style>
    <style:style style:name="T32" style:family="text">
      <style:text-properties officeooo:rsid="0027e8f5"/>
    </style:style>
    <style:style style:name="T33" style:family="text">
      <style:text-properties officeooo:rsid="00291cad"/>
    </style:style>
    <style:style style:name="T34" style:family="text">
      <style:text-properties officeooo:rsid="002b0271"/>
    </style:style>
    <style:style style:name="T35" style:family="text">
      <style:text-properties officeooo:rsid="002ba2e8"/>
    </style:style>
    <style:style style:name="T36" style:family="text">
      <style:text-properties officeooo:rsid="002cebde"/>
    </style:style>
    <style:style style:name="T37" style:family="text">
      <style:text-properties officeooo:rsid="002e8db0"/>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text:span text:style-name="T1">WISE dwt event </text:span><text:span text:style-name="T2">sequence</text:span></text:h>
      <text:p text:style-name="P6"/>
      <text:h text:style-name="P27" text:outline-level="2">Introduction</text:h>
      <text:p text:style-name="P1">The setting:</text:p>
      <text:p text:style-name="P1"><text:tab/>a live audio stream being sampled by the EZ-LITE audio codec.</text:p>
      <text:p text:style-name="P1"><text:tab/>audio samples are delivered by DMA, which generates and interrupt when the next audio frame is available (that's actually 4 samples, L/R 0 and L/R1)</text:p>
      <text:p text:style-name="P1"><text:tab/>we currently use only on<text:span text:style-name="T3">e</text:span> channel, e.g. 0 L, i.e. one sample per interrupt <text:span text:style-name="T3">(this may change if we try to process two live sound sources simultaneously)</text:span></text:p>
      <text:p text:style-name="P1"><text:tab/>the samples are 24-bit, the DMA driver puts them in 32-bit registers, left-justified, i.e. low byte 0</text:p>
      <text:p text:style-name="P1"><text:tab/><text:span text:style-name="T3">the convolution algorithm always eats two samples at a time, to make full use of the Blackfin's double accumulator hardware</text:span></text:p>
      <text:p text:style-name="P1"><text:span text:style-name="T3"><text:tab/></text:span><text:span text:style-name="T5">the two filter coefficient arrays are held in and read from two circular buffers</text:span></text:p>
      <text:p text:style-name="P1"><text:tab/><text:span text:style-name="T3">the decimation is performed by summing pairs of output samples and dividing by two - my suggestion, we'll see how it turns out</text:span></text:p>
      <text:p text:style-name="P1"><text:tab/></text:p>
      <text:p text:style-name="P18">Red stuff happens inside the DMA ISR, has so-called Supervisor privilege (like kernel mode in a fully-fledged OS)</text:p>
      <text:p text:style-name="P20">Black stuff is in “user mode”, gets interrupted by - you guessed it - interrupts!</text:p>
      <text:p text:style-name="P19"/>
      <table:table table:name="Table1" table:style-name="Table1">
        <table:table-column table:style-name="Table1.A"/>
        <table:table-column table:style-name="Table1.B"/>
        <table:table-row>
          <table:table-cell table:style-name="Table1.A1" office:value-type="string">
            <text:p text:style-name="P2"><text:span text:style-name="T3">sample in, interrupt, cache sample in a register </text:span><text:span text:style-name="T26">(say R6.</text:span><text:span text:style-name="T36">L</text:span><text:span text:style-name="T26">)</text:span><text:span text:style-name="T3">, increment counter C</text:span><text:span text:style-name="T36">0</text:span><text:span text:style-name="T3">, test C2=</text:span><text:span text:style-name="T36">2</text:span></text:p>
          </table:table-cell>
          <table:table-cell table:style-name="Table1.B1" table:number-rows-spanned="20" office:value-type="string">
            <text:p text:style-name="P8"><text:span text:style-name="T27">LABEL: </text:span><text:span text:style-name="T3">spin </text:span><text:span text:style-name="T27">a while</text:span></text:p>
            <text:p text:style-name="P13"><text:span text:style-name="T26">disable interrupts;</text:span><text:span text:style-name="T33"> </text:span><text:span text:style-name="T26">check F0;</text:span></text:p>
            <text:p text:style-name="P8"><text:span text:style-name="T3">if(F0) //i.e. two more samples, </text:span><text:span text:style-name="T5">x[n], x[n+1]</text:span><text:span text:style-name="T3"> captured</text:span></text:p>
            <text:p text:style-name="P29">{</text:p>
            <text:p text:style-name="P13"><text:span text:style-name="T33">WORK: </text:span><text:span text:style-name="T26">copy sample from R6; clear F0; </text:span><text:span text:style-name="T36">clear C0, </text:span><text:span text:style-name="T26">reenable interrupts; </text:span></text:p>
            <text:p text:style-name="P11"><text:span text:style-name="T5">insert x[n], x[n+1] in place of <text:s/>“oldest” pair in circular delay line </text:span><text:span text:style-name="T9">D0;</text:span></text:p>
            <text:p text:style-name="P8"><text:span text:style-name="T3">do two HP, two LP convolutions </text:span><text:span text:style-name="T5">on </text:span><text:span text:style-name="T37">d[]</text:span><text:span text:style-name="T5"> </text:span><text:span text:style-name="T3">, </text:span><text:span text:style-name="T26">giving</text:span><text:span text:style-name="T3"> two HP and two LP output samples, decimate; </text:span><text:span text:style-name="T5">generating one new detail sample </text:span><text:span text:style-name="T11">ψ</text:span><text:span text:style-name="T5"> (from the HP filter), one new approximation sample </text:span><text:span text:style-name="T11">φ</text:span><text:span text:style-name="T21"> </text:span><text:span text:style-name="T5">(from the LP);</text:span></text:p>
            <text:p text:style-name="P9"><text:span text:style-name="T5">append <text:s/></text:span><text:span text:style-name="T11">ψ to the (SDRAM) file Ψ0, insert <text:s/>φ into delay line </text:span><text:span text:style-name="T12">D1</text:span><text:span text:style-name="T15">; increment counter C1;</text:span><text:span text:style-name="T16"> <text:s/></text:span></text:p>
            <text:p text:style-name="P30">}</text:p>
            <text:p text:style-name="P30">else reenable interrupts;</text:p>
            <text:p text:style-name="P32"/>
            <text:p text:style-name="P12"><text:span text:style-name="T16">if</text:span><text:span text:style-name="T20">(C1=2 &amp;&amp; C2 == 0</text:span><text:span text:style-name="T16"> ) //</text:span><text:span text:style-name="T18">time to do something at resolution level 1, </text:span><text:span text:style-name="T20">but cannot if next level hasn't yet dealt with previous delay line contents</text:span></text:p>
            <text:p text:style-name="P30">{</text:p>
            <text:p text:style-name="P33">disable interrupts; if (F0) goto WORK;</text:p>
            <text:p text:style-name="P33">enable interrupts;</text:p>
            <text:p text:style-name="P10"><text:span text:style-name="T16">clear C1; do two HP and two LP convolutions on </text:span><text:span text:style-name="T13">D1</text:span><text:span text:style-name="T16">; giving two HP and LP output samples, decimate, generating <text:s/></text:span><text:span text:style-name="T15">ψ</text:span><text:span text:style-name="T16">1 and <text:s/></text:span><text:span text:style-name="T15">φ</text:span><text:span text:style-name="T16">1; append <text:s/></text:span><text:span text:style-name="T15">ψ</text:span><text:span text:style-name="T16">1 to file <text:s/></text:span><text:span text:style-name="T15">Ψ</text:span><text:span text:style-name="T16">1 (second level detail), insert <text:s/></text:span><text:span text:style-name="T15">φ</text:span><text:span text:style-name="T16">1 into delay line </text:span><text:span text:style-name="T13">D2</text:span><text:span text:style-name="T16">, increment counter C2;</text:span></text:p>
            <text:p text:style-name="P30">}</text:p>
            <text:p text:style-name="P30"/>
            <text:p text:style-name="P12"><text:span text:style-name="T16">if(C</text:span><text:span text:style-name="T19">[</text:span><text:span text:style-name="T16">2</text:span><text:span text:style-name="T19">]</text:span><text:span text:style-name="T16">==2 </text:span><text:span text:style-name="T20">&amp;&amp; C3==0</text:span><text:span text:style-name="T16"> ) //</text:span><text:span text:style-name="T18">time to do something at resolution level 2, </text:span><text:span text:style-name="T20">same caveat re level 3</text:span></text:p>
            <text:p text:style-name="P30">{</text:p>
            <text:p text:style-name="P33">disable interrupts; if (F0) goto WORK;</text:p>
            <text:p text:style-name="P33">enable interrupts;</text:p>
            <text:p text:style-name="P10"><text:span text:style-name="T16">clear C2; </text:span><text:span text:style-name="T17">do the business on </text:span><text:span text:style-name="T14">D2</text:span><text:span text:style-name="T17">; und so weiter...</text:span></text:p>
            <text:p text:style-name="P35">}</text:p>
            <text:p text:style-name="P37">…</text:p>
            <text:p text:style-name="P37"/>
            <text:p text:style-name="P38">if(C[R-1]==2)</text:p>
            <text:p text:style-name="P31">{</text:p>
            <text:p text:style-name="P34">disable interrupts; if (F0) goto WORK;</text:p>
            <text:p text:style-name="P34">enable interrupts;</text:p>
            <text:p text:style-name="P14"><text:span text:style-name="T16">clear C2; </text:span><text:span text:style-name="T17">do the business on </text:span><text:span text:style-name="T14">D2</text:span><text:span text:style-name="T17">; und so weiter...</text:span></text:p>
            <text:p text:style-name="P36">}</text:p>
            <text:p text:style-name="P36"/>
            <text:p text:style-name="P39">goto LABEL</text:p>
          </table:table-cell>
        </table:table-row>
        <table:table-row>
          <table:table-cell table:style-name="Table1.A2" office:value-type="string">
            <text:p text:style-name="P2"><text:span text:style-name="T3">sample in, interrupt, cache sample in </text:span><text:span text:style-name="T26">R6.</text:span><text:span text:style-name="T36">H</text:span><text:span text:style-name="T3"> , increment counter C</text:span><text:span text:style-name="T36">0</text:span><text:span text:style-name="T3">, test C</text:span><text:span text:style-name="T36">0</text:span><text:span text:style-name="T3">=2, yes, set flag F0</text:span></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row>
          <table:table-cell table:style-name="Table1.A2" office:value-type="string">
            <text:p text:style-name="P7">.</text:p>
          </table:table-cell>
          <table:covered-table-cell/>
        </table:table-row>
      </table:table>
      <text:p text:style-name="P19"/>
      <text:p text:style-name="P21">As you may deduce, <text:s/>the operations at resolution level r have to be done after every 2r samples have been captured, i.e. less and less frequently the larger r.</text:p>
      <text:p text:style-name="P22"/>
      <text:p text:style-name="P5"><text:span text:style-name="T33">At each level the 2-sample counter for that level is checked to see whether it is time to filter at that level. But before doing so F0 is checked again, to see whether two new source samples have come in. If so they </text:span><text:span text:style-name="T34">are</text:span><text:span text:style-name="T33"> dealt with </text:span><text:span text:style-name="T34">at once</text:span><text:span text:style-name="T33">. <text:s/>Thereafter the cascade is resumed, the Cr counters decide which resolution level needs dealing with. The purpose of repeatedly checking F0 is </text:span><text:span text:style-name="T34">to </text:span><text:span text:style-name="T33">ensure staggering of the higher levels (really lower levels </text:span><text:span text:style-name="T34">in terms of resolution</text:span><text:span text:style-name="T33">, r is higher which actually means the time resolution is lower), so the user code </text:span><text:span text:style-name="T34">is not at some point trying to cope with convolution at all levels between two ISR's. Due to decimation by 2 they will of course all become eligible for convolution after R iterations, but as they get new samples at longer and longer intervals they do not all need doing at the same time.</text:span></text:p>
      <text:p text:style-name="P23">Needless to say, the processing has to be fast enough so that all levels do get processed soon enough to avoid overrun in their respective delay lines. </text:p>
      <text:p text:style-name="P21"/>
      <text:p text:style-name="P3"><text:span text:style-name="T28">How many levels we actually want needs to be determined by experiment. </text:span><text:span text:style-name="T29">Investigations using the </text:span><text:span text:style-name="T30">SciLab</text:span><text:span text:style-name="T29"> model would be invaluable here.</text:span></text:p>
      <text:p text:style-name="P24"/>
      <text:p text:style-name="P3"><text:span text:style-name="T28">You may also note that we need a whole bunch of circular buffers for </text:span><text:span text:style-name="T10">D0, D1, …. </text:span><text:span text:style-name="T25"><text:s/>The BF533 offers 3 zero-latency circular buffers. Each delay line buffer actually engages two of the available DAG register sets (B, L and I registers), so some nifty register juggling is needed to handle the </text:span><text:span text:style-name="T10">Dr</text:span><text:span text:style-name="T25">, r </text:span><text:span text:style-name="T31">X</text:span><text:span text:style-name="T22"> [0, R-1], where R is TBD (to be determined), but might be as large as 10 I think.</text:span></text:p>
      <text:p text:style-name="P4"><text:span text:style-name="T23">It is a </text:span><text:span text:style-name="T24">sine qua non </text:span><text:span text:style-name="T23">condition that the stuff on the left is being done fast enough for the user mode code to get back to LABEL within two DMA interrupts, otherwise we are just not keeping up with the input stream and the whole mechanism fails.</text:span></text:p>
      <text:p text:style-name="P25"/>
      <text:p text:style-name="Standard"><text:span text:style-name="T23">So far this scheme only deals with the forward transform, storing details in </text:span><text:span text:style-name="T7">Ψ </text:span><text:span text:style-name="T32">files. An inverse (reconstruction) transform may read from these files, do whatever we want to modify the transform coefficients, and run the inverse filter convolutions. </text:span></text:p>
      <text:p text:style-name="P26"/>
      <text:p text:style-name="Standard"><text:span text:style-name="T23">Any real-time control signals need to generate another interrupt which will tell the </text:span><text:span text:style-name="T6">user-mode code </text:span><text:span text:style-name="T32">what it needs to do with <text:s/></text:span><text:span text:style-name="T7">ψ</text:span><text:span text:style-name="T8">1 and <text:s/></text:span><text:span text:style-name="T7">φ</text:span><text:span text:style-name="T8">1 </text:span><text:span text:style-name="T32">before moving on, alternatively it will read behind in <text:s/></text:span><text:span text:style-name="T7">Ψ </text:span><text:span text:style-name="T32">files and modify them before <text:s/>their contents are used for reconstruction. Alternatively the </text:span><text:span text:style-name="T4">DMA ISR </text:span><text:span text:style-name="T32">can poll for changes in a control signal at appropriate intervals. </text:span><text:span text:style-name="T35">Den dagen...</text:span></text:p>
      <text:p text:style-name="P25"/>
      <text:p text:style-name="P19"/>
      <text:h text:style-name="P28" text:outline-level="2">References</text:h>
      <text:list xml:id="list30153960" text:style-name="L1">
        <text:list-item>
          <text:p text:style-name="P16">ADSP-BF533 Hardware Reference Manual (especially the section on Data Address Generators, DAGs)</text:p>
        </text:list-item>
        <text:list-item>
          <text:p text:style-name="P16">Assembler and Preprocessor Manual</text:p>
        </text:list-item>
        <text:list-item>
          <text:p text:style-name="P16">Various other guides and tutorials I've flagged earlier on moodle </text:p>
        </text:list-item>
        <text:list-item>
          <text:p text:style-name="P15"><text:span text:style-name="T27">Examples from </text:span><text:span text:style-name="T28">&lt;wherever you have VisualDSP++&gt;\Analog Devices\VisualDSP 5.0\Blackfin\Examples\&lt;...&gt;</text:span></text:p>
        </text:list-item>
        <text:list-item>
          <text:p text:style-name="P17">me (a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Symath" svg:font-family="Symath"/>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6T23:00:16.29</meta:creation-date>
    <dc:date>2013-03-30T10:04:26.35</dc:date>
    <meta:editing-duration>PT3H41M52S</meta:editing-duration>
    <meta:editing-cycles>10</meta:editing-cycles>
    <meta:generator>LibreOffice/3.6$Windows_x86 LibreOffice_project/5b93205-6e6b3fc-7830f6d-c08ad66-1d9bf4</meta:generator>
    <meta:document-statistic meta:table-count="1" meta:image-count="0" meta:object-count="0" meta:page-count="1" meta:paragraph-count="77" meta:word-count="956" meta:character-count="5395" meta:non-whitespace-character-count="4491"/>
  </office:meta>
</office:document-meta>
</file>